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ucida Sans Unicod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4pt" fo:language="en" fo:country="US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0pt" fo:language="en" fo:country="US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8pt" fo:language="en" fo:country="US" fo:font-style="normal" style:text-underline-style="none" fo:font-weight="bold" style:font-style-asian="normal" style:font-weight-asian="bold" style:font-style-complex="normal" style:font-weight-complex="bold"/>
    </style:style>
    <style:style style:name="P5" style:family="paragraph" style:parent-style-name="Text_20_body">
      <style:text-properties style:font-name="Arial1" fo:font-size="14pt" fo:language="en" fo:country="US" fo:font-weight="bold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Arial1" fo:font-size="14pt" fo:language="en" fo:country="US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text-properties style:font-name="Arial1" fo:font-size="14pt" fo:language="en" fo:country="US" fo:font-weight="bold" style:font-size-asian="10pt" style:font-weight-asian="bold" style:font-size-complex="10pt" style:font-weight-complex="bold"/>
    </style:style>
    <style:style style:name="P8" style:family="paragraph" style:parent-style-name="Text_20_body">
      <style:text-properties style:font-name="Arial1" fo:font-size="14pt" fo:font-weight="bold" style:font-weight-asian="bold" style:font-weight-complex="bold"/>
    </style:style>
    <style:style style:name="P9" style:family="paragraph" style:parent-style-name="Text_20_body">
      <style:text-properties style:font-name="Arial1" fo:language="en" fo:country="US" fo:font-weight="bold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style:font-name="Arial1" fo:language="en" fo:country="US" fo:font-weight="bold" style:font-weight-asian="bold" style:font-weight-complex="bold"/>
    </style:style>
    <style:style style:name="P11" style:family="paragraph" style:parent-style-name="Horizontal_20_Line">
      <style:text-properties style:font-name="Arial1" fo:language="en" fo:country="US"/>
    </style:style>
    <style:style style:name="P12" style:family="paragraph" style:parent-style-name="Horizontal_20_Line">
      <style:text-properties style:font-name="Arial1" fo:language="en" fo:country="US" fo:font-weight="bold" style:font-weight-asian="bold" style:font-weight-complex="bold"/>
    </style:style>
    <style:style style:name="P13" style:family="paragraph" style:parent-style-name="Horizontal_20_Line">
      <style:text-properties style:font-name="Arial1" fo:font-size="14pt" fo:language="en" fo:country="US"/>
    </style:style>
    <style:style style:name="P14" style:family="paragraph" style:parent-style-name="Horizontal_20_Line">
      <style:text-properties style:font-name="Arial1" fo:font-size="14pt" fo:language="en" fo:country="US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Arial1"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Arial1" fo:font-size="10pt" fo:language="en" fo:country="US" style:font-size-asian="10pt" style:font-size-complex="10pt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Arial1" fo:font-size="10pt" fo:language="en" fo:country="US" style:font-size-asian="10pt" style:font-size-complex="10pt"/>
    </style:style>
    <style:style style:name="P19" style:family="paragraph" style:parent-style-name="Text_20_body" style:list-style-name="L3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0" style:family="paragraph" style:parent-style-name="Text_20_body" style:list-style-name="L5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1" style:family="paragraph" style:parent-style-name="Text_20_body" style:list-style-name="L6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2" style:family="paragraph" style:parent-style-name="Text_20_body" style:list-style-name="L6">
      <style:text-properties style:font-name="Arial1" fo:font-size="10pt" fo:language="en" fo:country="US" fo:font-weight="normal" officeooo:paragraph-rsid="000a9f3a" style:font-size-asian="10pt" style:font-weight-asian="normal" style:font-size-complex="10pt" style:font-weight-complex="normal"/>
    </style:style>
    <style:style style:name="P23" style:family="paragraph" style:parent-style-name="Text_20_body" style:list-style-name="L7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4" style:family="paragraph" style:parent-style-name="Text_20_body" style:list-style-name="L9">
      <style:paragraph-properties fo:text-align="start" style:justify-single-word="false"/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5" style:family="paragraph" style:parent-style-name="Text_20_body" style:list-style-name="L10">
      <style:paragraph-properties fo:text-align="start" style:justify-single-word="false"/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6" style:family="paragraph" style:parent-style-name="Text_20_body" style:list-style-name="L10">
      <style:paragraph-properties fo:text-align="start" style:justify-single-word="false"/>
      <style:text-properties style:font-name="Arial1" fo:font-size="10pt" fo:language="en" fo:country="US" fo:font-weight="normal" officeooo:paragraph-rsid="0008f619" style:font-size-asian="10pt" style:font-weight-asian="normal" style:font-size-complex="10pt" style:font-weight-complex="normal"/>
    </style:style>
    <style:style style:name="P27" style:family="paragraph" style:parent-style-name="Text_20_body" style:list-style-name="L10">
      <style:paragraph-properties fo:text-align="start" style:justify-single-word="false"/>
      <style:text-properties style:font-name="Arial1" fo:font-size="10pt" fo:language="en" fo:country="US" fo:font-weight="normal" officeooo:rsid="0008f619" officeooo:paragraph-rsid="0008f619" style:font-size-asian="10pt" style:font-weight-asian="normal" style:font-size-complex="10pt" style:font-weight-complex="normal"/>
    </style:style>
    <style:style style:name="P28" style:family="paragraph" style:parent-style-name="Text_20_body" style:list-style-name="L5">
      <style:text-properties style:font-name="Arial1" fo:font-size="10pt" fo:language="en" fo:country="US" fo:font-weight="normal" style:font-weight-asian="normal" style:font-weight-complex="normal"/>
    </style:style>
    <style:style style:name="P29" style:family="paragraph" style:parent-style-name="Text_20_body" style:list-style-name="L4">
      <style:text-properties style:font-name="Arial1" fo:font-size="10pt" fo:language="en" fo:country="US" fo:font-weight="bold" style:font-size-asian="10pt" style:font-weight-asian="bold" style:font-size-complex="10pt" style:font-weight-complex="bold"/>
    </style:style>
    <style:style style:name="P30" style:family="paragraph" style:parent-style-name="Text_20_body" style:list-style-name="L5">
      <style:text-properties style:font-name="Arial1" fo:font-size="10pt" fo:language="en" fo:country="US" fo:font-weight="bold" style:font-size-asian="10pt" style:font-weight-asian="bold" style:font-size-complex="10pt" style:font-weight-complex="bold"/>
    </style:style>
    <style:style style:name="P31" style:family="paragraph" style:parent-style-name="Text_20_body" style:list-style-name="L5">
      <style:text-properties style:font-name="Arial1" fo:font-size="10pt" fo:language="en" fo:country="US" fo:font-weight="bold" officeooo:rsid="0008f619" officeooo:paragraph-rsid="0008f619" style:font-size-asian="10pt" style:font-weight-asian="bold" style:font-size-complex="10pt" style:font-weight-complex="bold"/>
    </style:style>
    <style:style style:name="P32" style:family="paragraph" style:parent-style-name="Text_20_body" style:list-style-name="L9">
      <style:paragraph-properties fo:text-align="start" style:justify-single-word="false"/>
      <style:text-properties style:font-name="Arial1" fo:font-size="10pt" fo:language="en" fo:country="US" style:font-size-asian="10pt" style:font-size-complex="10pt"/>
    </style:style>
    <style:style style:name="P33" style:family="paragraph" style:parent-style-name="Text_20_body">
      <style:text-properties style:font-name="Arial1" fo:font-size="14pt" fo:language="en" fo:country="US" fo:font-weight="bold" officeooo:rsid="0008f619" officeooo:paragraph-rsid="0008f619" style:font-size-asian="10pt" style:font-weight-asian="bold" style:font-size-complex="10pt" style:font-weight-complex="bold"/>
    </style:style>
    <style:style style:name="P34" style:family="paragraph" style:parent-style-name="Text_20_body">
      <style:text-properties style:font-name="Arial1" fo:font-size="14pt" fo:language="en" fo:country="US" fo:font-weight="bold" style:font-weight-asian="bold" style:font-weight-complex="bold"/>
    </style:style>
    <style:style style:name="P35" style:family="paragraph" style:parent-style-name="Text_20_body">
      <style:text-properties style:font-name="Arial1" fo:font-size="14pt" fo:language="en" fo:country="US" fo:font-weight="bold" officeooo:paragraph-rsid="000a9f3a" style:font-weight-asian="bold" style:font-weight-complex="bold"/>
    </style:style>
    <style:style style:name="P36" style:family="paragraph" style:parent-style-name="Text_20_body" style:list-style-name="L11">
      <style:text-properties style:font-name="Arial1" fo:font-size="12pt" fo:language="en" fo:country="US" fo:font-weight="normal" officeooo:rsid="0008f619" officeooo:paragraph-rsid="0008f619" style:font-size-asian="10.5pt" style:font-weight-asian="normal" style:font-size-complex="12pt" style:font-weight-complex="normal"/>
    </style:style>
    <style:style style:name="P37" style:family="paragraph" style:parent-style-name="Text_20_body" style:list-style-name="L4"/>
    <style:style style:name="P38" style:family="paragraph" style:parent-style-name="Text_20_body" style:list-style-name="L8"/>
    <style:style style:name="P39" style:family="paragraph" style:parent-style-name="Text_20_body" style:list-style-name="L9">
      <style:paragraph-properties fo:text-align="start" style:justify-single-word="false"/>
    </style:style>
    <style:style style:name="P40" style:family="paragraph" style:parent-style-name="Horizontal_20_Line">
      <style:text-properties style:font-name="Arial1" fo:language="en" fo:country="US" officeooo:paragraph-rsid="0008f61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4a91" style:font-weight-asian="bold" style:font-weight-complex="bold"/>
    </style:style>
    <style:style style:name="T3" style:family="text">
      <style:text-properties fo:font-weight="bold" style:font-size-asian="10pt" style:font-weight-asian="bold" style:font-size-complex="10pt" style:font-weight-complex="bold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text-position="super 58%" fo:font-weight="normal" style:font-weight-asian="normal" style:font-weight-complex="normal"/>
    </style:style>
    <style:style style:name="T7" style:family="text">
      <style:text-properties style:text-position="super 58%"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4pt"/>
    </style:style>
    <style:style style:name="T11" style:family="text">
      <style:text-properties style:font-name="Arial1" fo:font-size="10pt" fo:language="en" fo:country="US" fo:font-style="normal" style:font-size-asian="10pt" style:font-style-asian="normal" style:font-size-complex="10pt" style:font-style-complex="normal"/>
    </style:style>
    <style:style style:name="T12" style:family="text">
      <style:text-properties style:font-name="Arial1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Arial1" fo:font-size="10pt" fo:language="en" fo:country="US" fo:font-style="normal" fo:font-weight="normal" officeooo:rsid="0007cd95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Arial1" fo:font-size="10pt" fo:language="en" fo:country="US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T16" style:family="text">
      <style:text-properties style:font-name="Arial1" fo:language="en" fo:country="US"/>
    </style:style>
    <style:style style:name="T17" style:family="text">
      <style:text-properties style:font-name="Arial1" fo:language="en" fo:country="US" fo:font-weight="bold" style:font-weight-asian="bold" style:font-weight-complex="bold"/>
    </style:style>
    <style:style style:name="T18" style:family="text">
      <style:text-properties fo:text-shadow="none" fo:font-weight="bold" style:font-weight-asian="bold" style:font-weight-complex="bold"/>
    </style:style>
    <style:style style:name="T19" style:family="text">
      <style:text-properties fo:text-shadow="none" fo:font-weight="bold" style:font-size-asian="10pt" style:font-weight-asian="bold" style:font-size-complex="10pt" style:font-weight-complex="bold"/>
    </style:style>
    <style:style style:name="T20" style:family="text">
      <style:text-properties fo:font-size="10pt" fo:font-style="normal" style:font-size-asian="10pt" style:font-style-asian="normal" style:font-size-complex="10pt" style:font-style-complex="normal"/>
    </style:style>
    <style:style style:name="T21" style:family="text">
      <style:text-properties fo:language="en" fo:country="US" fo:font-style="normal" style:font-size-asian="14pt" style:font-style-asian="normal" style:font-size-complex="14pt" style:font-style-complex="normal"/>
    </style:style>
    <style:style style:name="T22" style:family="text">
      <style:text-properties officeooo:rsid="00094a91"/>
    </style:style>
    <style:style style:name="T23" style:family="text">
      <style:text-properties style:font-size-asian="10pt" style:font-size-complex="10pt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408cm" fo:text-indent="-0.635cm" fo:margin-left="1.408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3cm" fo:text-indent="-0.635cm" fo:margin-left="2.04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8cm" fo:text-indent="-0.635cm" fo:margin-left="2.67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3cm" fo:text-indent="-0.635cm" fo:margin-left="3.31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8cm" fo:text-indent="-0.635cm" fo:margin-left="3.94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3cm" fo:text-indent="-0.635cm" fo:margin-left="4.58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8cm" fo:text-indent="-0.635cm" fo:margin-left="5.2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3cm" fo:text-indent="-0.635cm" fo:margin-left="5.85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8cm" fo:text-indent="-0.635cm" fo:margin-left="6.48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3cm" fo:text-indent="-0.635cm" fo:margin-left="7.12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AKSHAT GOYAL</text:p>
      <text:p text:style-name="P16"/>
      <text:p text:style-name="P1"><text:span text:style-name="T16"><text:s text:c="11"/></text:span><text:span text:style-name="T17">Email </text:span><text:span text:style-name="T16">: <text:s/></text:span><text:a xlink:type="simple" xlink:href="mailto:akshat@cse.ism.ac.in" text:style-name="Internet_20_link" text:visited-style-name="Visited_20_Internet_20_Link"><text:span text:style-name="T16">akshat@cse.ism.ac.in</text:span></text:a><text:span text:style-name="T16"><text:tab/><text:tab/> <text:s text:c="2"/><text:tab/> <text:s/><text:tab/><text:tab/><text:tab/> <text:s/>C</text:span><text:span text:style-name="T17">ontact :</text:span><text:span text:style-name="T16"> +919660027628</text:span></text:p>
      <text:p text:style-name="P11"/>
      <text:p text:style-name="P2">Education</text:p>
      <text:list xml:id="list2547269889" text:style-name="L1">
        <text:list-item>
          <text:p text:style-name="P15">Bachelor of Technology with Master of Technology in Computer Science and Engineering at <text:span text:style-name="T1"><text:s/>Indian Institute of Technology(ISM) , Dhanbad</text:span>.</text:p>
          <text:p text:style-name="P17"><text:span text:style-name="T4">2013 – 2018</text:span><text:tab/></text:p>
        </text:list-item>
      </text:list>
      <text:p text:style-name="P3"><text:tab/><text:span text:style-name="T1">OGPA : 8.79</text:span></text:p>
      <text:list xml:id="list3995169876" text:style-name="L2">
        <text:list-item>
          <text:p text:style-name="P18">Class 12[CBSE] <text:s/>at Bakshi's Springdales Sr. Sec. School Kota, Rajasthan</text:p>
          <text:p text:style-name="P18">2013, <text:span text:style-name="T1">Percentage – 84%</text:span></text:p>
        </text:list-item>
        <text:list-item>
          <text:p text:style-name="P18">Class 10[CBSE] at Bakshi's Springdales Sr. Sec. School Kota, Rajasthan</text:p>
          <text:p text:style-name="P18">2011, <text:span text:style-name="T1">CGPA – 9.4/10.0</text:span></text:p>
        </text:list-item>
      </text:list>
      <text:p text:style-name="P11"/>
      <text:p text:style-name="P33">Professional Roles</text:p>
      <text:list xml:id="list684355535" text:style-name="L11">
        <text:list-item>
          <text:p text:style-name="P36">Software Engineer, AlgonoX Technologies, July 2018 – Present.</text:p>
          <text:list>
            <text:list-item>
              <text:p text:style-name="P36"><text:span text:style-name="T1">Web scraper</text:span> to scrape phrases from “dictionary.cambridge.org”</text:p>
            </text:list-item>
            <text:list-item>
              <text:p text:style-name="P36">Made a <text:span text:style-name="T2">C</text:span><text:span text:style-name="T1">ontent </text:span><text:span text:style-name="T2">B</text:span><text:span text:style-name="T1">ased </text:span><text:span text:style-name="T2">R</text:span><text:span text:style-name="T1">ecommendation </text:span>for movies recommendation on Azure data bricks.</text:p>
            </text:list-item>
            <text:list-item>
              <text:p text:style-name="P36"><text:span text:style-name="T2">PDF Parser</text:span><text:span text:style-name="T22"> to extract currency expression from PDF</text:span> </text:p>
            </text:list-item>
          </text:list>
        </text:list-item>
      </text:list>
      <text:p text:style-name="P40"/>
      <text:p text:style-name="P7">Online Courses</text:p>
      <text:list xml:id="list2176194512" text:style-name="L3">
        <text:list-item>
          <text:p text:style-name="P19">Deep Learning Specialization ,Coursera.</text:p>
        </text:list-item>
      </text:list>
      <text:p text:style-name="P11"/>
      <text:p text:style-name="P8"><text:span text:style-name="Emphasis"><text:span text:style-name="T21">Internship Experience</text:span></text:span></text:p>
      <text:list xml:id="list629120833" text:style-name="L4">
        <text:list-item>
          <text:p text:style-name="P37"><text:span text:style-name="Emphasis"><text:span text:style-name="T12">Software Engineer Intern, Ericsson India Global Services Private Limited, Gurgaon, January 2018 – June 2018.</text:span></text:span></text:p>
          <text:list>
            <text:list-item>
              <text:p text:style-name="P37"><text:span text:style-name="Emphasis"><text:span text:style-name="T12">Made a </text:span></text:span><text:span text:style-name="Emphasis"><text:span text:style-name="T14">Soap Web Service Client </text:span></text:span><text:span text:style-name="Emphasis"><text:span text:style-name="T12">in compliance to CMIS in </text:span></text:span><text:span text:style-name="Emphasis"><text:span text:style-name="T14">Java</text:span></text:span><text:span text:style-name="Emphasis"><text:span text:style-name="T12">.</text:span></text:span></text:p>
            </text:list-item>
            <text:list-item>
              <text:p text:style-name="P37"><text:span text:style-name="Emphasis"><text:span text:style-name="T13">Worked</text:span></text:span><text:span text:style-name="Emphasis"><text:span text:style-name="T12"> on Integrating our team project with release content management tool.</text:span></text:span></text:p>
            </text:list-item>
          </text:list>
        </text:list-item>
        <text:list-item>
          <text:p text:style-name="P37"><text:span text:style-name="Emphasis"><text:span text:style-name="T12">Software engineer Intern, Samsung R&amp;D Institute India, Bangalore, May 2017 – July 2017.</text:span></text:span></text:p>
          <text:list>
            <text:list-item>
              <text:p text:style-name="P29"><text:bookmark-start text:name="__DdeLink__990_291173723"/><text:span text:style-name="Emphasis"><text:span text:style-name="T14">Image Clustering, </text:span></text:span><text:span text:style-name="Emphasis"><text:span text:style-name="T12">using </text:span></text:span><text:span text:style-name="Emphasis"><text:span text:style-name="T14">OpenFace,</text:span></text:span><text:bookmark-end text:name="__DdeLink__990_291173723"/><text:span text:style-name="Emphasis"><text:span text:style-name="T14"> </text:span></text:span><text:span text:style-name="Emphasis"><text:span text:style-name="T12">according to people's faces in the image in </text:span></text:span><text:span text:style-name="Emphasis"><text:span text:style-name="T14">C++</text:span></text:span><text:span text:style-name="Emphasis"><text:span text:style-name="T12">.</text:span></text:span></text:p>
            </text:list-item>
          </text:list>
        </text:list-item>
        <text:list-item>
          <text:p text:style-name="P37"><text:span text:style-name="Emphasis"><text:span text:style-name="T12">Software engineer Intern, <text:s/>Kalpkritii Inc, May 2016 – July 2016.</text:span></text:span></text:p>
          <text:list>
            <text:list-item>
              <text:p text:style-name="P37"><text:span text:style-name="Emphasis"><text:span text:style-name="T12">Worked on </text:span></text:span><text:span text:style-name="Emphasis"><text:span text:style-name="T14">User Interface</text:span></text:span><text:span text:style-name="Emphasis"><text:span text:style-name="T12"> of </text:span></text:span><text:span text:style-name="Emphasis"><text:span text:style-name="T14">Android app</text:span></text:span><text:span text:style-name="Emphasis"><text:span text:style-name="T12"> in </text:span></text:span><text:span text:style-name="Emphasis"><text:span text:style-name="T14">NDK</text:span></text:span><text:span text:style-name="Emphasis"><text:span text:style-name="T12">.</text:span></text:span></text:p>
            </text:list-item>
            <text:list-item>
              <text:p text:style-name="P37"><text:span text:style-name="Emphasis"><text:span text:style-name="T12">Conversion of </text:span></text:span><text:span text:style-name="Emphasis"><text:span text:style-name="T14">images to videos </text:span></text:span><text:span text:style-name="Emphasis"><text:span text:style-name="T12">in </text:span></text:span><text:span text:style-name="Emphasis"><text:span text:style-name="T14">C++</text:span></text:span><text:span text:style-name="Emphasis"><text:span text:style-name="T12">.</text:span></text:span></text:p>
            </text:list-item>
          </text:list>
        </text:list-item>
      </text:list>
      <text:p text:style-name="P12"/>
      <text:p text:style-name="P35">Academic Interests</text:p>
      <text:list xml:id="list1552096937" text:style-name="L6">
        <text:list-item>
          <text:p text:style-name="P22">Machine Learning</text:p>
        </text:list-item>
        <text:list-item>
          <text:p text:style-name="P22">Recommendation System</text:p>
        </text:list-item>
        <text:list-item>
          <text:p text:style-name="P22">Artificial intelligence</text:p>
        </text:list-item>
      </text:list>
      <text:p text:style-name="P5"/>
      <text:p text:style-name="P5"/>
      <text:p text:style-name="P5"><text:soft-page-break/>Projects</text:p>
      <text:list xml:id="list4003546047" text:style-name="L5">
        <text:list-item>
          <text:p text:style-name="P31">Firefox Extension for history search ,<text:span text:style-name="T8">that let’s you search for text from the content of the sites you visited and retrieve the page that contains it, using </text:span>JavaScript<text:span text:style-name="T8"> and </text:span>Python.<text:span text:style-name="T8"> </text:span></text:p>
        </text:list-item>
        <text:list-item>
          <text:p text:style-name="P30">Recommendation System <text:span text:style-name="T8">with </text:span>Serendipity Booster <text:span text:style-name="T8">using </text:span>Node.js<text:span text:style-name="T8"> and </text:span>Python <text:span text:style-name="T8">and </text:span>MySQL<text:span text:style-name="T8">.</text:span></text:p>
        </text:list-item>
        <text:list-item>
          <text:p text:style-name="P30">News Clustering System<text:span text:style-name="T8"> which cluster similar news ,fetched from RSS feed using </text:span>Python <text:span text:style-name="T8">and </text:span>MongoDB<text:span text:style-name="T8">.</text:span></text:p>
        </text:list-item>
        <text:list-item>
          <text:p text:style-name="P30">Music Genre Classification <text:span text:style-name="T8">using</text:span> Reinforcement Learning.</text:p>
        </text:list-item>
        <text:list-item>
          <text:p text:style-name="P20">Made an <text:span text:style-name="T1">English language parser</text:span> using <text:span text:style-name="T1">Prolog</text:span> , which detects if a sentence is grammatically correct or not.</text:p>
        </text:list-item>
        <text:list-item>
          <text:p text:style-name="P20">Made a small working <text:span text:style-name="T1">Naive Bayes</text:span> for data classification using <text:span text:style-name="T1">C++</text:span>.</text:p>
        </text:list-item>
        <text:list-item>
          <text:p text:style-name="P20">Made a <text:span text:style-name="T1">URL Meta data fetching</text:span> program using <text:span text:style-name="T1">Node.js</text:span>.</text:p>
        </text:list-item>
        <text:list-item>
          <text:p text:style-name="P20">Made a 2 player <text:span text:style-name="T1">boxing game</text:span> using O<text:span text:style-name="T1">penGL</text:span> in <text:span text:style-name="T1">C</text:span>.</text:p>
        </text:list-item>
        <text:list-item>
          <text:p text:style-name="P28"><text:span text:style-name="T23">Made a site : jkudhyog.com using </text:span><text:span text:style-name="T3">HTML</text:span><text:span text:style-name="T19">, CSS, JS</text:span><text:span text:style-name="T23">.</text:span></text:p>
        </text:list-item>
      </text:list>
      <text:p text:style-name="P11"/>
      <text:p text:style-name="P9"><text:span text:style-name="T10">Technical Skill</text:span><text:span text:style-name="T9">s</text:span></text:p>
      <text:list xml:id="list1728104375" text:style-name="L7">
        <text:list-item>
          <text:p text:style-name="P23"><text:s/>Languages and Scripts<text:tab/> <text:s text:c="7"/>: Python(basic) ,C(intermediate), C++(intermediate), Bash(Basic), MySQL(Basic). <text:s/></text:p>
        </text:list-item>
        <text:list-item>
          <text:p text:style-name="P23">Web Designing <text:tab/><text:tab/> <text:s text:c="7"/>: HTML(Basic) ,CSS(Basic) ,Javascipt(Basic), Php(Basic)</text:p>
        </text:list-item>
        <text:list-item>
          <text:p text:style-name="P23">Operating Systems<text:tab/> <text:s text:c="7"/>: Linux, Windows</text:p>
        </text:list-item>
      </text:list>
      <text:p text:style-name="P11"/>
      <text:p text:style-name="P9">Position of Responsibility</text:p>
      <text:list xml:id="list3638311468" text:style-name="L8">
        <text:list-item>
          <text:p text:style-name="P38"><text:span text:style-name="Emphasis"><text:span text:style-name="T11">Lead Photographer, Buffered Reader, Magazine Department of CSE, IIT(ISM) Dhanbad, 2016.</text:span></text:span></text:p>
        </text:list-item>
        <text:list-item>
          <text:p text:style-name="P38"><text:span text:style-name="Emphasis"><text:span text:style-name="T11">Mess Representative , Diamond Hostel, IIT(ISM) Dhanbad, May 2017 – December 2018.</text:span></text:span></text:p>
        </text:list-item>
      </text:list>
      <text:p text:style-name="P12"><text:span text:style-name="Emphasis"><text:span text:style-name="T20"><text:tab/></text:span></text:span></text:p>
      <text:p text:style-name="P10">Extracurricular Activities </text:p>
      <text:list xml:id="list4173309636" text:style-name="L9">
        <text:list-item>
          <text:p text:style-name="P24">Member of <text:s/>Toastmasters Club.</text:p>
        </text:list-item>
        <text:list-item>
          <text:p text:style-name="P39"><text:span text:style-name="T15">Secured 1</text:span><text:span text:style-name="T7">st </text:span><text:span text:style-name="T15"><text:s/>position in 10k run, Lets Run Together 2018 – Ericsson Runners.</text:span></text:p>
        </text:list-item>
        <text:list-item>
          <text:p text:style-name="P39"><text:span text:style-name="T15">Won 2</text:span><text:span text:style-name="T7">nd</text:span><text:span text:style-name="T15"> prize in .dotMatrix (cyber awareness quiz), Cyberlabs - 2016</text:span></text:p>
        </text:list-item>
        <text:list-item>
          <text:p text:style-name="P39"><text:span text:style-name="T15">Won 1</text:span><text:span text:style-name="T7">st</text:span><text:span text:style-name="T15"> prize in Mind fuzzy(techno-Maths quiz), Concetto –2014, Techno-Management fest,</text:span><text:span text:style-name="Emphasis"><text:span text:style-name="T12">IIT(ISM)</text:span></text:span><text:span text:style-name="T15"> Dhanbad.</text:span></text:p>
        </text:list-item>
        <text:list-item>
          <text:p text:style-name="P32"><text:span text:style-name="T8">Won 3</text:span><text:span text:style-name="T6">rd</text:span><text:span text:style-name="T8"> prize in Snappers(photography competition), Srijan -2014, cultural fest,</text:span><text:span text:style-name="Emphasis"><text:span text:style-name="T5">IIT(ISM)</text:span></text:span><text:span text:style-name="T8"> Dhanbad.</text:span></text:p>
        </text:list-item>
        <text:list-item>
          <text:p text:style-name="P24">Volunteered at Kartavya at ISM Dhanbad for 5 months. Taught G.K to underprivileged class 2 kids.</text:p>
        </text:list-item>
      </text:list>
      <text:p text:style-name="P14"/>
      <text:p text:style-name="P6">Hobbies</text:p>
      <text:list xml:id="list2751935786" text:style-name="L10">
        <text:list-item>
          <text:p text:style-name="P26">Reading novels</text:p>
        </text:list-item>
        <text:list-item>
          <text:p text:style-name="P27">Writing</text:p>
        </text:list-item>
        <text:list-item>
          <text:p text:style-name="P25">Running</text:p>
        </text:list-item>
        <text:list-item>
          <text:p text:style-name="P25">Photography</text:p>
        </text:list-item>
      </text:list>
      <text:p text:style-name="P1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96cm" fo:margin-bottom="1.773cm" fo:margin-left="1.296cm" fo:margin-right="1.16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09:24:12.56</meta:creation-date>
    <meta:editing-duration>PT7M40S</meta:editing-duration>
    <meta:editing-cycles>10</meta:editing-cycles>
    <meta:generator>LibreOffice/6.0.3.2$Linux_X86_64 LibreOffice_project/00m0$Build-2</meta:generator>
    <dc:date>2018-08-20T14:45:11.264309492</dc:date>
    <meta:document-statistic meta:table-count="0" meta:image-count="0" meta:object-count="0" meta:page-count="2" meta:paragraph-count="60" meta:word-count="486" meta:character-count="3205" meta:non-whitespace-character-count="2751"/>
  </office:meta>
</office:document-meta>
</file>